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
            <text:span text:style-name="rststyle-multiline">&lt;!--Burası source bölümüdür.--&gt;</text:span>
          </text:span>
          <text:span text:style-name="rststyle-name">
            <text:span text:style-name="rststyle-tag">&lt;/Source&gt;</text:span>
          </text:span>
          <text:span text:style-name="rststyle-name">
            <text:span text:style-name="rststyle-tag">&lt;Package&gt;</text:span>
          </text:span>
          <text:span text:style-name="rststyle-comment">
            <text:span text:style-name="rststyle-multiline">&lt;!--Burası package bölümüdür.--&gt;</text:span>
          </text:span>
          <text:span text:style-name="rststyle-name">
            <text:span text:style-name="rststyle-tag">&lt;/Package&gt;</text:span>
          </text:span>
          <text:span text:style-name="rststyle-name">
            <text:span text:style-name="rststyle-tag">&lt;Package&gt;</text:span>
          </text:span>
          <text:span text:style-name="rststyle-comment">
            <text:span text:style-name="rststyle-multiline">&lt;!--Burası diğer package bölümüdür.--&gt;</text:span>
          </text:span>
          <text:span text:style-name="rststyle-name">
            <text:span text:style-name="rststyle-tag">&lt;/Package&gt;</text:span>
          </text:span>
          <text:span text:style-name="rststyle-name">
            <text:span text:style-name="rststyle-tag">&lt;History&gt;</text:span>
          </text:span>
          <text:span text:style-name="rststyle-comment">
            <text:span text:style-name="rststyle-multiline">&lt;!--Burası history bölümüdür.--&gt;</text:span>
          </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
          <text:span text:style-name="rststyle-multiline">&lt;!--&lt;Rfp&gt;Bu paket deneyseldir&lt;/Rfp&gt;--&gt;</text:span>
        </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3-31T11:18:47</meta:creation-date>
    <dc:creator>a</dc:creator>
    <dc:date>2022-03-31T11:18:47</dc:date>
    <dc:language>en-US</dc:language>
    <meta:editing-cycles>1</meta:editing-cycles>
    <meta:editing-duration>PT00M01S</meta:editing-duration>
    <dc:title>Inary paket yapımı</dc:title>
  </office:meta>
</office:document-meta>
</file>